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8e2" officeooo:paragraph-rsid="000358e2"/>
    </style:style>
    <style:style style:name="P2" style:family="paragraph" style:parent-style-name="Standard">
      <style:text-properties fo:font-variant="normal" fo:text-transform="none" fo:color="#000000" style:font-name="Menlo" fo:font-size="7.19999980926514pt" fo:letter-spacing="normal" fo:font-style="normal" fo:font-weight="normal" officeooo:rsid="000358e2" officeooo:paragraph-rsid="000358e2"/>
    </style:style>
    <style:style style:name="P3" style:family="paragraph" style:parent-style-name="Standard">
      <style:text-properties officeooo:rsid="00055fcd" officeooo:paragraph-rsid="00055fcd"/>
    </style:style>
    <style:style style:name="P4" style:family="paragraph" style:parent-style-name="Standard">
      <style:text-properties officeooo:rsid="0006f018" officeooo:paragraph-rsid="0006f018"/>
    </style:style>
    <style:style style:name="P5" style:family="paragraph" style:parent-style-name="Standard">
      <style:text-properties officeooo:rsid="00071031" officeooo:paragraph-rsid="00071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QmediaPlayer: Gstreamer: unable pause / play file</text:p>
      <text:p text:style-name="P2">apt-get install libgstreamer1.0-dev libgstreamer-plugins-base1.0-dev libgstreamer-plugins-bad1.0-dev gstreamer1.0-plugins-base gstreamer1.0-plugins-good gstreamer1.0-plugins-bad gstreamer1.0-plugins-ugly gstreamer1.0-libav gstreamer1.0-doc gstreamer1.0-tools gstreamer1.0-x gstreamer1.0-alsa gstreamer1.0-gl gstreamer1.0-gtk3 gstreamer1.0-qt5 gstreamer1.0-pulseaudio</text:p>
      <text:p text:style-name="P1"/>
      <text:p text:style-name="P3">2) Qt uses these packages for multimedia</text:p>
      <text:p text:style-name="P3">The following NEW packages will be installed:</text:p>
      <text:p text:style-name="P3"><text:s text:c="2"/>libpulse-dev libqt5multimedia5 libqt5multimedia5-plugins libqt5multimediagsttools5 libqt5multimediaquick5 libqt5multimediawidgets5 qtmultimedia5-dev</text:p>
      <text:p text:style-name="P3"/>
      <text:p text:style-name="P4">3) install some relevant packages:</text:p>
      <text:p text:style-name="P4"><text:tab/>sudo apt-get install qtgstreamer-plugins-qt5</text:p>
      <text:p text:style-name="P4"><text:tab/>sudo apt-get install libqt5gstreamer-dev</text:p>
      <text:p text:style-name="P1"/>
      <text:p text:style-name="P5">4) install Qt charts:</text:p>
      <text:p text:style-name="P5"><text:tab/> sudo apt install libqt5charts5-dev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5:22:17.325794963</meta:creation-date>
    <dc:date>2022-11-30T15:40:06.915697465</dc:date>
    <meta:editing-duration>PT37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8" meta:character-count="830" meta:non-whitespace-character-count="766"/>
  </office:meta>
</office:document-meta>
</file>